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483b43" officeooo:paragraph-rsid="0005ecf5"/>
    </style:style>
    <style:style style:name="P2" style:family="paragraph" style:parent-style-name="Standard">
      <style:text-properties officeooo:rsid="000fa15c" officeooo:paragraph-rsid="0005ecf5"/>
    </style:style>
    <style:style style:name="P3" style:family="paragraph" style:parent-style-name="Standard">
      <style:text-properties officeooo:rsid="00104249" officeooo:paragraph-rsid="0005ecf5"/>
    </style:style>
    <style:style style:name="P4" style:family="paragraph" style:parent-style-name="Standard">
      <style:text-properties officeooo:rsid="00127a8d" officeooo:paragraph-rsid="0005ecf5"/>
    </style:style>
    <style:style style:name="P5" style:family="paragraph" style:parent-style-name="Standard">
      <style:text-properties officeooo:rsid="00137793" officeooo:paragraph-rsid="0005ecf5"/>
    </style:style>
    <style:style style:name="P6" style:family="paragraph" style:parent-style-name="Standard">
      <style:text-properties officeooo:paragraph-rsid="0005ecf5"/>
    </style:style>
    <style:style style:name="P7" style:family="paragraph" style:parent-style-name="Heading_20_1">
      <style:text-properties fo:font-weight="bold" officeooo:paragraph-rsid="0005ecf5" style:font-weight-asian="bold" style:font-weight-complex="bold"/>
    </style:style>
    <style:style style:name="P8" style:family="paragraph" style:parent-style-name="Heading_20_2">
      <style:text-properties fo:font-weight="bold" officeooo:paragraph-rsid="0005ecf5" style:font-weight-asian="bold"/>
    </style:style>
    <style:style style:name="P9" style:family="paragraph" style:parent-style-name="Heading_20_2">
      <style:text-properties officeooo:rsid="00254f5a" officeooo:paragraph-rsid="0005ecf5"/>
    </style:style>
    <style:style style:name="P10" style:family="paragraph" style:parent-style-name="Heading_20_2">
      <style:text-properties officeooo:paragraph-rsid="0005ecf5"/>
    </style:style>
    <style:style style:name="P11" style:family="paragraph" style:parent-style-name="List_20_Paragraph" style:list-style-name="WWNum1">
      <style:text-properties officeooo:paragraph-rsid="0005ecf5"/>
    </style:style>
    <style:style style:name="P12" style:family="paragraph" style:parent-style-name="List_20_Paragraph" style:list-style-name="WWNum1">
      <style:text-properties officeooo:rsid="0015d1d3" officeooo:paragraph-rsid="0005ecf5"/>
    </style:style>
    <style:style style:name="P13" style:family="paragraph" style:parent-style-name="Standard">
      <style:text-properties fo:font-style="italic" style:text-underline-style="solid" style:text-underline-width="auto" style:text-underline-color="font-color" fo:font-weight="bold" officeooo:rsid="00078b6e" officeooo:paragraph-rsid="00078b6e" style:font-style-asian="italic" style:font-weight-asian="bold"/>
    </style:style>
    <style:style style:name="P14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0e2a37" officeooo:paragraph-rsid="0005ecf5" style:font-style-asian="italic" style:font-weight-asian="bold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0e1cb5" style:font-style-asian="italic" style:font-weight-asian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0fa590" style:font-style-asian="italic" style:font-weight-asian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2ee52" style:font-style-asian="italic" style:font-weight-asian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italic" style:text-underline-style="solid" style:text-underline-width="auto" style:text-underline-color="font-color" fo:font-weight="bold" style:font-style-asian="italic" style:font-weight-asian="bold"/>
    </style:style>
    <style:style style:name="T8" style:family="text">
      <style:text-properties style:text-position="super 58%"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9" style:family="text">
      <style:text-properties officeooo:rsid="0005ecf5"/>
    </style:style>
    <style:style style:name="T10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9">January 2020</text:span> template <text:span text:style-name="T9">Draft 1</text:span></text:h>
      <text:p text:style-name="P13">Version 1: December 13<text:span text:style-name="T6">th</text:span> 2019</text:p>
      <text:h text:style-name="P8" text:outline-level="2">Table of contents<text:bookmark text:name="_GoBack"/></text:h>
      <text:list xml:id="list297490249" text:style-name="WWNum1">
        <text:list-item>
          <text:p text:style-name="P12"><text:a xlink:type="simple" xlink:href="#Today |outline" text:style-name="Internet_20_link" text:visited-style-name="Visited_20_Internet_20_Link">today</text:a></text:p>
        </text:list-item>
        <text:list-item>
          <text:p text:style-name="P11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11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</text:list>
      <text:p text:style-name="P6">#### Words total</text:p>
      <text:h text:style-name="P9" text:outline-level="2">Today </text:h>
      <text:p text:style-name="P1"/>
      <text:h text:style-name="P10" text:outline-level="2"><text:bookmark text:name="_End_of_day"/>End of day (outro)</text:h>
      <text:p text:style-name="P6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1">. (PLEASE READ OUTRO TO LEARN IMPORTANT INFO ABOUT TODAYS DOCUMENT) </text:span><text:span text:style-name="T2">Outro is obsolete. Some references may remain, but you should always read previous documents first. Don’t take content out of context.</text:span></text:p>
      <text:p text:style-name="P2"><text:span text:style-name="T2">A</text:span><text:span text:style-name="T1">lso, make sure to read overnight and daytime notes as well for more context, along with associated dates of new image, video, and other media data, such as screenshots, reddit, </text:span><text:span text:style-name="T3">camera, and more.</text:span></text:p>
      <text:p text:style-name="P3"><text:span text:style-name="T3">T</text:span><text:span text:style-name="T1">his journal is a very advanced structure, but strives for accuracy.</text:span></text:p>
      <text:p text:style-name="P4"><text:span text:style-name="T1">Daily journaling started on September 27</text:span><text:span text:style-name="T7">th</text:span><text:span text:style-name="T1"> 2016, entries before then are backed up with date data, and </text:span><text:span text:style-name="T4">don’t cover everything yet, I am still working on archiving older data.</text:span></text:p>
      <text:p text:style-name="P5"><text:span text:style-name="T4">I</text:span><text:span text:style-name="T1">mages aren’t spammed in journaling since the </text:span><text:span text:style-name="T5">December 28</text:span><text:span text:style-name="T8">th</text:span><text:span text:style-name="T5"> 2018 document, as it became excessive. This was the worst issue in December of 2018.</text:span></text:p>
      <text:h text:style-name="P7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06:30.147000000</meta:creation-date>
    <dc:date>2019-12-13T13:08:10.077000000</dc:date>
    <meta:editing-duration>PT47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5" meta:word-count="298" meta:character-count="1686" meta:non-whitespace-character-count="1405"/>
  </office:meta>
</office:document-meta>
</file>